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8000000D7C70EC8045A3B50C1.png" manifest:media-type="image/png"/>
  <manifest:file-entry manifest:full-path="Pictures/100000000000037A00000208274105AAF30C2609.png" manifest:media-type="image/png"/>
  <manifest:file-entry manifest:full-path="Pictures/100002010000023B000000EFD51E6BF4997C13D4.png" manifest:media-type="image/png"/>
  <manifest:file-entry manifest:full-path="Pictures/100000000000025C0000011E280B12C75C21B109.png" manifest:media-type="image/png"/>
  <manifest:file-entry manifest:full-path="Pictures/1000000000000344000001024D2CBC2CE6A58D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b7721" officeooo:paragraph-rsid="001b7721" style:font-weight-asian="bold" style:font-weight-complex="bold"/>
    </style:style>
    <style:style style:name="P3" style:family="paragraph" style:parent-style-name="Standard">
      <style:text-properties officeooo:rsid="001a0a1c" officeooo:paragraph-rsid="001a0a1c"/>
    </style:style>
    <style:style style:name="P4" style:family="paragraph" style:parent-style-name="Standard">
      <style:text-properties officeooo:rsid="001a0a1c" officeooo:paragraph-rsid="001dfa5c"/>
    </style:style>
    <style:style style:name="P5" style:family="paragraph" style:parent-style-name="Standard">
      <style:text-properties officeooo:rsid="00206f07" officeooo:paragraph-rsid="00206f07"/>
    </style:style>
    <style:style style:name="P6" style:family="paragraph" style:parent-style-name="Standard" style:list-style-name="L1"/>
    <style:style style:name="P7" style:family="paragraph" style:parent-style-name="Standard">
      <style:text-properties officeooo:rsid="00206f07" officeooo:paragraph-rsid="00206f07"/>
    </style:style>
    <style:style style:name="P8" style:family="paragraph" style:parent-style-name="Standard">
      <style:text-properties officeooo:rsid="00324e95" officeooo:paragraph-rsid="00324e95"/>
    </style:style>
    <style:style style:name="P9" style:family="paragraph" style:parent-style-name="Standard">
      <style:text-properties officeooo:rsid="00335439" officeooo:paragraph-rsid="003354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fa5c"/>
    </style:style>
    <style:style style:name="T3" style:family="text">
      <style:text-properties officeooo:rsid="001ff3ef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ach module, what we called a part up to now, has clear responsibilities</text:p>
      <text:p text:style-name="Standard">and a well-defined contract it implements. It is self-contained, opaque to its clients, and can be replaced by a different module as long as that one</text:p>
      <text:p text:style-name="Standard">implements the same contract. Its few dependencies are APIs and not</text:p>
      <text:p text:style-name="Standard">implementations.</text:p>
      <text:p text:style-name="Standard"/>
      <text:p text:style-name="Standard"/>
      <text:list xml:id="list4154770122" text:style-name="L1">
        <text:list-item>
          <text:p text:style-name="P6">A name, preferably one that is globally unique.</text:p>
        </text:list-item>
        <text:list-item>
          <text:p text:style-name="P6">Declarations of dependencies on other modules.</text:p>
        </text:list-item>
        <text:list-item>
          <text:p text:style-name="P6">A clearly defined API that consists of exported packages.</text:p>
        </text:list-item>
      </text:list>
      <text:p text:style-name="Standard"/>
      <text:p text:style-name="Standard">list of all modules contained in a JDK or JRE by running <text:span text:style-name="T1">java –list-modules</text:span></text:p>
      <text:p text:style-name="Standard"/>
      <text:p text:style-name="Standard">To get details for a single module execute <text:span text:style-name="T1">java --describe-module</text:span></text:p>
      <text:p text:style-name="P1">${module-name}</text:p>
      <text:p text:style-name="Standard"/>
      <text:p text:style-name="P2">Tipos de Modulos:</text:p>
      <text:p text:style-name="Standard">– Platform modules are packed into <text:span text:style-name="T1">JMOD</text:span> files</text:p>
      <text:p text:style-name="Standard"/>
      <text:p text:style-name="P3">– modulos fuera del jdk son modular JARs , which are just plain JARs that contain a new construct, the module descriptor , which defines the module’s name, dependencies, and exports.</text:p>
      <text:p text:style-name="P3"/>
      <text:p text:style-name="P3">– modules that the module system creates on the fly from JARs that were not yet transformed into modules.</text:p>
      <text:p text:style-name="P3"/>
      <text:p text:style-name="P3">no matter how types and resources are presented to the compiler or the virtual machine, they will end up in a module</text:p>
      <text:p text:style-name="P3"/>
      <text:p text:style-name="P3">java --module-path mods --module <text:span text:style-name="T3">modulo_con_clase_main/clase_main</text:span></text:p>
      <text:p text:style-name="P3"/>
      <text:p text:style-name="P4">--module-path: <text:span text:style-name="T2">carpeta con los modulos</text:span></text:p>
      <text:p text:style-name="P4">--module: <text:span text:style-name="T2">Modulo con el main</text:span></text:p>
      <text:p text:style-name="P4"/>
      <text:p text:style-name="P5">dependencias entre clases predeterminan dependecias entre modulos</text:p>
      <text:p text:style-name="P5"/>
      <text:p text:style-name="P5">Each module has a module declaration , by convention this is a file module-info.java in the project’s root source folder. From this, the compiler creates a module descriptor, a module-info.class. When the compiled code gets packaged into a JAR, the descriptor must end up in its root folder for the module system to recognize and process it.</text:p>
      <text:p text:style-name="P5"/>
      <text:p text:style-name="P5">The name typically follows the package naming convention: It should be globally unique by reverting a domain name, it’s all lower case, and sections are separated by dots</text:p>
      <text:p text:style-name="P5"/>
      <text:p text:style-name="P5">Inside the module block, requires and exports directives define <text:s/>dependencies and exported packages</text:p>
      <text:p text:style-name="P5"/>
      <text:p text:style-name="P5">A requires directive contains a module name and tells the JVM that the declaring module depends on the one given by the directive.</text:p>
      <text:p text:style-name="P5"/>
      <text:p text:style-name="P5">the module system forbids declaring cyclic dependencies.</text:p>
      <text:p text:style-name="P5"/>
      <text:p text:style-name="P5">An exports directive contains a package name and informs the JVM that other modules depending on the declaring one can see public types in</text:p>
      <text:p text:style-name="P5">that package.</text:p>
      <text:p text:style-name="P5"/>
      <text:p text:style-name="P5"/>
      <text:p text:style-name="P5"/>
      <text:p text:style-name="P5"><draw:frame draw:style-name="fr1" draw:name="Image1" text:anchor-type="paragraph" svg:width="4.8366in" svg:height="2.8256in" draw:z-index="0"><draw:image xlink:href="Pictures/100000000000037A00000208274105AAF30C2609.png" xlink:type="simple" xlink:show="embed" xlink:actuate="onLoad" loext:mime-type="image/png"/></draw:frame></text:p>
      <text:p text:style-name="P5"><draw:frame draw:style-name="fr1" draw:name="Image2" text:anchor-type="paragraph" svg:width="4.8366in" svg:height="1.4925in" draw:z-index="1"><draw:image xlink:href="Pictures/1000000000000344000001024D2CBC2CE6A58D3B.png" xlink:type="simple" xlink:show="embed" xlink:actuate="onLoad" loext:mime-type="image/png"/></draw:frame></text:p>
      <text:p text:style-name="P5"><draw:frame draw:style-name="fr2" draw:name="Image6" text:anchor-type="paragraph" svg:width="9.948in" svg:height="2.2091in" draw:z-index="3"><draw:image xlink:href="Pictures/10000201000003C8000000D7C70EC8045A3B50C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4" text:anchor-type="paragraph" svg:width="4.8366in" svg:height="2.2898in" draw:z-index="2"><draw:image xlink:href="Pictures/100000000000025C0000011E280B12C75C21B109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1" draw:name="Image3" text:anchor-type="paragraph" svg:width="5.948in" svg:height="2.4898in" draw:z-index="4"><draw:image xlink:href="Pictures/100002010000023B000000EFD51E6BF4997C13D4.png" xlink:type="simple" xlink:show="embed" xlink:actuate="onLoad" loext:mime-type="image/png"/></draw:frame></text:p>
      <text:p text:style-name="P5"/>
      <text:p text:style-name="P5"/>
      <text:p text:style-name="P8"><text:span text:style-name="T1">goals of the module system: </text:span>configuracion confiable y fuerte encapsulamiento</text:p>
      <text:p text:style-name="P8"/>
      <text:p text:style-name="P9">- cuando hay dos definiciones de un modulo al ejecutar una aplicacion no se lanzara <text:s/>indicando el error</text:p>
      <text:p text:style-name="P9">- si no hay un modulo requerido al lanzar la aplicacion no se ejecutará e indicara el error</text:p>
      <text:p text:style-name="P9">- <text:span text:style-name="T1">Only types in the packages we export are visible and the rest are safe—even from reflection</text:span></text:p>
      <text:p text:style-name="P9">- Optional dependencies, which must be present at compile time but are not required at run time</text:p>
      <text:p text:style-name="P8">- <text:span text:style-name="T1">open modules and open packages</text:span>. They make packages available at run time only. In exchange they allow reflection over private members as is often required by reflection-based tools. Similar to exports, there are also qualified opens, with which you can open a package to just a selected module.</text:p>
      <text:p text:style-name="P8">- the module system offers services</text:p>
      <text:p text:style-name="P8">--module-path or -p</text:p>
      <text:p text:style-name="P8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3.2$Linux_X86_64 LibreOffice_project/10$Build-2</meta:generator>
    <meta:editing-cycles>0</meta:editing-cycles>
    <meta:editing-duration>P0D</meta:editing-duration>
    <meta:document-statistic meta:table-count="0" meta:image-count="5" meta:object-count="0" meta:page-count="1" meta:paragraph-count="34" meta:word-count="503" meta:character-count="3027" meta:non-whitespace-character-count="2563"/>
  </office:meta>
</office:document-meta>
</file>